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0%" fo:text-align="left" style:tab-stop-distance="1.89583in" fo:margin-left="0in" fo:margin-right="0in" fo:text-indent="0in" fo:margin-top="0.44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2963in" fo:padding-bottom="0.02963in" fo:padding-left="0.02963in" fo:padding-right="0.02963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style:font-family-generic="swiss" style:font-family-generic-asian="swiss" style:font-family-generic-complex="swiss" style:font-pitch="variable" style:font-pitch-asian="variable" style:font-pitch-complex="variable" fo:font-size="4.95833in" style:font-size-asian="4.95833in" style:font-size-complex="4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.89583in" fo:margin-left="0in" fo:margin-right="0in" fo:text-indent="0in" fo:margin-top="0.44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0">
      <style:graphic-properties fo:wrap-option="no-wrap" fo:padding-top="0.02963in" fo:padding-bottom="0.02963in" fo:padding-left="0.02963in" fo:padding-right="0.02963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4">
      <style:graphic-properties fo:wrap-option="no-wrap" fo:padding-top="0.02963in" fo:padding-bottom="0.02963in" fo:padding-left="0.02963in" fo:padding-right="0.02963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style:font-family-generic="swiss" style:font-family-generic-asian="swiss" style:font-family-generic-complex="swiss" style:font-pitch="variable" style:font-pitch-asian="variable" style:font-pitch-complex="variable" fo:font-size="4.95833in" style:font-size-asian="4.95833in" style:font-size-complex="4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Arial Narrow" style:font-family-asian="Arial Narrow" style:font-family-complex="Arial Narrow" style:font-family-generic="swiss" style:font-family-generic-asian="swiss" style:font-family-generic-complex="swiss" style:font-pitch="variable" style:font-pitch-asian="variable" style:font-pitch-complex="variable" fo:font-size="13.88889in" style:font-size-asian="13.88889in" style:font-size-complex="13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90%" fo:text-align="left" style:tab-stop-distance="1.89583in" fo:margin-left="0in" fo:margin-right="0in" fo:text-indent="0in" fo:margin-top="0.44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2963in" fo:padding-bottom="0.02963in" fo:padding-left="0.02963in" fo:padding-right="0.02963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Arial Black" style:font-family-asian="Arial Black" style:font-family-complex="Arial Black" style:font-family-generic="swiss" style:font-family-generic-asian="swiss" style:font-family-generic-complex="swiss" style:font-pitch="variable" style:font-pitch-asian="variable" style:font-pitch-complex="variable" fo:font-size="4.95833in" style:font-size-asian="4.95833in" style:font-size-complex="4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.89583in" fo:margin-left="0in" fo:margin-right="0in" fo:text-indent="0in" fo:margin-top="0.44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468" draw:master-page-name="Master1-Layout1-title-Title-Slide" presentation:presentation-page-layout-name="Master1-PPL1" draw:id="Slide-256">
        <draw:frame draw:id="id41" draw:style-name="a471" draw:name="Text Box 1" svg:x="9.18576in" svg:y="4.86458in" svg:width="3.38021in" svg:height="7.05903in">
          <draw:text-box>
            <text:p text:style-name="a470" text:class-names="" text:cond-style-name=""><text:span text:style-name="a469" text:class-names="">n</text:span></text:p>
          </draw:text-box>
          <svg:title/>
          <svg:desc/>
        </draw:frame>
        <draw:frame draw:id="id42" draw:style-name="a474" draw:name="Text Box 2" svg:x="9.18576in" svg:y="2.1684in" svg:width="3.38021in" svg:height="7.05903in">
          <draw:text-box>
            <text:p text:style-name="a473" text:class-names="" text:cond-style-name=""><text:span text:style-name="a472" text:class-names="">4</text:span></text:p>
          </draw:text-box>
          <svg:title/>
          <svg:desc/>
        </draw:frame>
        <draw:frame draw:id="id43" draw:style-name="a477" draw:name="Text Box 3" svg:x="0.97396in" svg:y="-2.6684in" svg:width="8.2934in" svg:height="16.00347in">
          <draw:text-box>
            <text:p text:style-name="a476" text:class-names="" text:cond-style-name=""><text:span text:style-name="a475" text:class-names="">R</text:span></text:p>
          </draw:text-box>
          <svg:title/>
          <svg:desc/>
        </draw:frame>
        <draw:frame draw:id="id44" draw:style-name="a480" draw:name="Text Box 4" svg:x="9.18576in" svg:y="-1.46354in" svg:width="3.38021in" svg:height="7.05729in">
          <draw:text-box>
            <text:p text:style-name="a479" text:class-names="" text:cond-style-name=""><text:span text:style-name="a478" text:class-names="">7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78in" svg:y="1.74653in" svg:width="10.66667in" svg:height="3.71354in"/>
      <presentation:placeholder presentation:object="subtitle" svg:x="1.77778in" svg:y="5.60243in" svg:width="10.66667in" svg:height="2.57465in"/>
      <presentation:placeholder presentation:object="page-number" svg:x="6.97743in" svg:y="8.93229in" svg:width="0.25868in" svg:height="0.24826in"/>
    </style:presentation-page-layout>
    <style:presentation-page-layout style:name="Master1-PPL2" style:display-name="Title and Content">
      <presentation:placeholder presentation:object="title" svg:x="0.70313in" svg:y="2.83507in" svg:width="12.81424in" svg:height="2.71007in"/>
      <presentation:placeholder presentation:object="object" svg:x="0.69965in" svg:y="5.54514in" svg:width="12.81424in" svg:height="1.11111in"/>
      <presentation:placeholder presentation:object="page-number" svg:x="6.97743in" svg:y="8.93229in" svg:width="0.25868in" svg:height="0.24826in"/>
    </style:presentation-page-layout>
    <style:presentation-page-layout style:name="Master1-PPL3" style:display-name="Section Header">
      <presentation:placeholder presentation:object="title" svg:x="0.97049in" svg:y="2.65972in" svg:width="12.26736in" svg:height="4.43576in"/>
      <presentation:placeholder presentation:object="outline" svg:x="0.97049in" svg:y="7.13889in" svg:width="12.26736in" svg:height="2.33333in"/>
      <presentation:placeholder presentation:object="page-number" svg:x="6.97743in" svg:y="8.93229in" svg:width="0.25868in" svg:height="0.24826in"/>
    </style:presentation-page-layout>
    <style:presentation-page-layout style:name="Master1-PPL4" style:display-name="Two Content">
      <presentation:placeholder presentation:object="title" svg:x="0.70313in" svg:y="2.83507in" svg:width="12.81424in" svg:height="2.71007in"/>
      <presentation:placeholder presentation:object="object" svg:x="0.69965in" svg:y="5.54514in" svg:width="6.32292in" svg:height="1.11111in"/>
      <presentation:placeholder presentation:object="object" svg:x="7.18924in" svg:y="5.54514in" svg:width="6.32465in" svg:height="1.11111in"/>
      <presentation:placeholder presentation:object="page-number" svg:x="6.97743in" svg:y="8.93229in" svg:width="0.25868in" svg:height="0.24826in"/>
    </style:presentation-page-layout>
    <style:presentation-page-layout style:name="Master1-PPL5" style:display-name="Comparison">
      <presentation:placeholder presentation:object="title" svg:x="0.97917in" svg:y="0.56771in" svg:width="12.26736in" svg:height="2.0625in"/>
      <presentation:placeholder presentation:object="outline" svg:x="0.97917in" svg:y="2.61458in" svg:width="6.01736in" svg:height="1.28125in"/>
      <presentation:placeholder presentation:object="object" svg:x="0.97917in" svg:y="3.89583in" svg:width="6.01736in" svg:height="5.7309in"/>
      <presentation:placeholder presentation:object="outline" svg:x="7.19965in" svg:y="2.61458in" svg:width="6.04687in" svg:height="1.28125in"/>
      <presentation:placeholder presentation:object="object" svg:x="7.19965in" svg:y="3.89583in" svg:width="6.04687in" svg:height="5.7309in"/>
      <presentation:placeholder presentation:object="page-number" svg:x="6.97743in" svg:y="8.93229in" svg:width="0.25868in" svg:height="0.24826in"/>
    </style:presentation-page-layout>
    <style:presentation-page-layout style:name="Master1-PPL6" style:display-name="Title Only">
      <presentation:placeholder presentation:object="title" svg:x="0.70313in" svg:y="2.83507in" svg:width="12.81424in" svg:height="2.71007in"/>
      <presentation:placeholder presentation:object="page-number" svg:x="6.97743in" svg:y="8.93229in" svg:width="0.25868in" svg:height="0.24826in"/>
    </style:presentation-page-layout>
    <style:presentation-page-layout style:name="Master1-PPL7" style:display-name="Blank">
      <presentation:placeholder presentation:object="page-number" svg:x="6.97743in" svg:y="8.93229in" svg:width="0.25868in" svg:height="0.24826in"/>
    </style:presentation-page-layout>
    <style:presentation-page-layout style:name="Master1-PPL8" style:display-name="Content with Caption">
      <presentation:placeholder presentation:object="title" svg:x="0.97917in" svg:y="0.71181in" svg:width="4.58681in" svg:height="2.48785in"/>
      <presentation:placeholder presentation:object="object" svg:x="6.04688in" svg:y="1.53646in" svg:width="7.19965in" svg:height="7.57986in"/>
      <presentation:placeholder presentation:object="outline" svg:x="0.97917in" svg:y="3.19965in" svg:width="4.58681in" svg:height="5.92882in"/>
      <presentation:placeholder presentation:object="page-number" svg:x="6.97743in" svg:y="8.93229in" svg:width="0.25868in" svg:height="0.24826in"/>
    </style:presentation-page-layout>
    <style:presentation-page-layout style:name="Master1-PPL9" style:display-name="Picture with Caption">
      <presentation:placeholder presentation:object="title" svg:x="0.97917in" svg:y="0.71181in" svg:width="4.58681in" svg:height="2.48785in"/>
      <presentation:placeholder presentation:object="graphic" svg:x="6.04688in" svg:y="1.53646in" svg:width="7.19965in" svg:height="7.57986in"/>
      <presentation:placeholder presentation:object="outline" svg:x="0.97917in" svg:y="3.19965in" svg:width="4.58681in" svg:height="5.92882in"/>
      <presentation:placeholder presentation:object="page-number" svg:x="6.97743in" svg:y="8.93229in" svg:width="0.25868in" svg:height="0.24826in"/>
    </style:presentation-page-layout>
    <style:presentation-page-layout style:name="Master1-PPL10" style:display-name="Title and Vertical Text">
      <presentation:placeholder presentation:object="title" svg:x="0.70313in" svg:y="2.83507in" svg:width="12.81424in" svg:height="2.71007in"/>
      <presentation:placeholder presentation:object="outline" svg:x="0.69965in" svg:y="5.54514in" svg:width="12.81424in" svg:height="1.11111in"/>
      <presentation:placeholder presentation:object="page-number" svg:x="6.97743in" svg:y="8.93229in" svg:width="0.25868in" svg:height="0.24826in"/>
    </style:presentation-page-layout>
    <style:presentation-page-layout style:name="Master1-PPL11" style:display-name="Vertical Title and Text">
      <presentation:placeholder presentation:object="title" svg:x="10.31424in" svg:y="2.83507in" svg:width="3.20312in" svg:height="3.82118in"/>
      <presentation:placeholder presentation:object="outline" svg:x="0.69965in" svg:y="2.83507in" svg:width="9.44792in" svg:height="3.82118in"/>
      <presentation:placeholder presentation:object="page-number" svg:x="6.97743in" svg:y="8.93229in" svg:width="0.25868in" svg:height="0.24826in"/>
    </style:presentation-page-layout>
    <style:default-style style:family="graphic">
      <style:graphic-properties draw:fill="solid" draw:fill-color="#000000" draw:opacity="100%" draw:stroke="solid" svg:stroke-width="0.01389in" svg:stroke-color="#000000" svg:stroke-opacity="100%" draw:stroke-linejoin="miter" svg:stroke-linecap="butt"/>
    </style:default-style>
  </office:styles>
  <office:automatic-styles>
    <style:page-layout style:name="pageLayout1">
      <style:page-layout-properties fo:page-width="14.22222in" fo:page-height="10.66667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2963in" fo:padding-bottom="0.02963in" fo:padding-left="0.02963in" fo:padding-right="0.0296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draw:fill="none" draw:stroke="non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draw:fill="none" draw:stroke="non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draw:fill="none" draw:stroke="none"/>
    </style:style>
    <style:style style:family="paragraph" style:name="a189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2963in" fo:padding-bottom="0.02963in" fo:padding-left="0.02963in" fo:padding-right="0.029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draw:fill="none" draw:stroke="non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80%" fo:text-align="center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center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2963in" fo:padding-bottom="0.02963in" fo:padding-left="0.02963in" fo:padding-right="0.0296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draw:fill="none" draw:stroke="non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left" style:tab-stop-distance="0.640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2963in" fo:padding-bottom="0.02963in" fo:padding-left="0.02963in" fo:padding-right="0.0296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4531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no-wrap" fo:padding-top="0.02963in" fo:padding-bottom="0.02963in" fo:padding-left="0.02963in" fo:padding-right="0.0296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draw:fill="none" draw:stroke="none"/>
    </style:style>
    <style:style style:family="paragraph" style:name="a65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17%" fo:text-align="left" style:tab-stop-distance="0.5in" fo:margin-left="0in" fo:margin-right="0in" fo:text-indent="0.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7%" fo:text-align="left" style:tab-stop-distance="0.5in" fo:margin-left="0in" fo:margin-right="0in" fo:text-indent="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17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17%" fo:text-align="left" style:tab-stop-distance="0.5in" fo:margin-left="0in" fo:margin-right="0in" fo:text-indent="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1.13889in" style:font-size-asian="1.13889in" style:font-size-complex="1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17%" fo:text-align="left" style:tab-stop-distance="0.5in" fo:margin-left="0in" fo:margin-right="0in" fo:text-indent="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80%" fo:text-align="left" style:tab-stop-distance="1.8958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2963in" fo:padding-bottom="0.02963in" fo:padding-left="0.02963in" fo:padding-right="0.029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21_BasicWhite" style:page-layout-name="pageLayout1" draw:style-name="a0">
      <draw:frame draw:id="id0" presentation:style-name="a3" draw:name="Rectangle 1" svg:x="0.70313in" svg:y="2.83507in" svg:width="12.81424in" svg:height="2.7100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2" svg:x="0.69965in" svg:y="5.54514in" svg:width="12.81424in" svg:height="1.1111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3" svg:x="6.97743in" svg:y="8.93229in" svg:width="0.25868in" svg:height="0.24826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presentation:notes style:page-layout-name="pageLayout2" draw:style-name="a39">
        <draw:page-thumbnail svg:x="1.25in" svg:y="0.75in" svg:width="5in" svg:height="3.75in" presentation:class="page" draw:id="id3" presentation:style-name="a23" draw:name="Rectangle 1">
          <svg:title/>
          <svg:desc/>
        </draw:page-thumbnail>
        <draw:frame draw:id="id4" presentation:style-name="a38" draw:name="Rectangle 2" svg:x="1in" svg:y="4.75in" svg:width="5.5in" svg:height="4.5in" presentation:class="notes" presentation:placeholder="false">
          <draw:text-box>
            <text:p text:style-name="a25" text:class-names="" text:cond-style-name=""><text:span text:style-name="a24" text:class-names="">Click to edit Master text styles</text:span></text:p>
            <text:list text:style-name="a28">
              <text:list-item>
                <text:list text:style-name="a28">
                  <text:list-item>
                    <text:p text:style-name="a27" text:class-names="" text:cond-style-name=""><text:span text:style-name="a26" text:class-names="">Second level</text:span></text:p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p text:style-name="a30" text:class-names="" text:cond-style-name=""><text:span text:style-name="a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list text:style-name="a34">
                          <text:list-item>
                            <text:p text:style-name="a33" text:class-names="" text:cond-style-name=""><text:span text:style-name="a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list text:style-name="a37">
                              <text:list-item>
                                <text:p text:style-name="a36" text:class-names="" text:cond-style-name=""><text:span text:style-name="a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1-title-Title-Slide" style:page-layout-name="pageLayout1" draw:style-name="a40">
      <draw:frame draw:id="id5" presentation:style-name="a44" draw:name="Title 1" svg:x="1.77778in" svg:y="1.74653in" svg:width="10.66667in" svg:height="3.71354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6" presentation:style-name="a48" draw:name="Subtitle 2" svg:x="1.77778in" svg:y="5.60243in" svg:width="10.66667in" svg:height="2.57465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7" presentation:style-name="a51" draw:name="Slide Number Placeholder 3" svg:x="6.97743in" svg:y="8.93229in" svg:width="0.25868in" svg:height="0.24826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page-thumbnail svg:x="1.25in" svg:y="0.75in" svg:width="5in" svg:height="3.75in" presentation:class="page" draw:id="id3" presentation:style-name="a52" draw:name="Rectangle 1">
          <svg:title/>
          <svg:desc/>
        </draw:page-thumbnail>
        <draw:frame draw:id="id4" presentation:style-name="a67" draw:name="Rectangle 2" svg:x="1in" svg:y="4.75in" svg:width="5.5in" svg:height="4.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2-obj-Title-and-Content" style:page-layout-name="pageLayout1" draw:style-name="a69">
      <draw:frame draw:id="id8" presentation:style-name="a73" draw:name="Title 1" svg:x="0.70313in" svg:y="2.83507in" svg:width="12.81424in" svg:height="2.71007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9" presentation:style-name="a89" draw:name="Content Placeholder 2" svg:x="0.69965in" svg:y="5.54514in" svg:width="12.81424in" svg:height="1.11111in" presentation:class="object" presentation:placeholder="false">
        <draw:text-box>
          <text:p text:style-name="a75" text:class-names="" text:cond-style-name=""><text:span text:style-name="a74" text:class-names="">Edit Master text styles</text:span></text:p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ifth le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92" draw:name="Slide Number Placeholder 3" svg:x="6.97743in" svg:y="8.93229in" svg:width="0.25868in" svg:height="0.24826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page-thumbnail svg:x="1.25in" svg:y="0.75in" svg:width="5in" svg:height="3.75in" presentation:class="page" draw:id="id3" presentation:style-name="a93" draw:name="Rectangle 1">
          <svg:title/>
          <svg:desc/>
        </draw:page-thumbnail>
        <draw:frame draw:id="id4" presentation:style-name="a108" draw:name="Rectangle 2" svg:x="1in" svg:y="4.75in" svg:width="5.5in" svg:height="4.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0">
      <draw:frame draw:id="id11" presentation:style-name="a114" draw:name="Title 1" svg:x="0.97049in" svg:y="2.65972in" svg:width="12.26736in" svg:height="4.43576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12" presentation:style-name="a118" draw:name="Text Placeholder 2" svg:x="0.97049in" svg:y="7.13889in" svg:width="12.26736in" svg:height="2.33333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</draw:text-box>
        <svg:title/>
        <svg:desc/>
      </draw:frame>
      <draw:frame draw:id="id13" presentation:style-name="a121" draw:name="Slide Number Placeholder 3" svg:x="6.97743in" svg:y="8.93229in" svg:width="0.25868in" svg:height="0.24826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page-thumbnail svg:x="1.25in" svg:y="0.75in" svg:width="5in" svg:height="3.75in" presentation:class="page" draw:id="id3" presentation:style-name="a122" draw:name="Rectangle 1">
          <svg:title/>
          <svg:desc/>
        </draw:page-thumbnail>
        <draw:frame draw:id="id4" presentation:style-name="a137" draw:name="Rectangle 2" svg:x="1in" svg:y="4.75in" svg:width="5.5in" svg:height="4.5in" presentation:class="notes" presentation:placeholder="false">
          <draw:text-box>
            <text:p text:style-name="a124" text:class-names="" text:cond-style-name=""><text:span text:style-name="a123" text:class-names="">Click to edit Master text styles</text:span></text:p>
            <text:list text:style-name="a127">
              <text:list-item>
                <text:list text:style-name="a127">
                  <text:list-item>
                    <text:p text:style-name="a126" text:class-names="" text:cond-style-name=""><text:span text:style-name="a125" text:class-names="">Second level</text:span></text:p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p text:style-name="a129" text:class-names="" text:cond-style-name=""><text:span text:style-name="a1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p text:style-name="a132" text:class-names="" text:cond-style-name=""><text:span text:style-name="a1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4-twoObj-Two-Content" style:page-layout-name="pageLayout1" draw:style-name="a139">
      <draw:frame draw:id="id14" presentation:style-name="a143" draw:name="Title 1" svg:x="0.70313in" svg:y="2.83507in" svg:width="12.81424in" svg:height="2.7100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15" presentation:style-name="a159" draw:name="Content Placeholder 2" svg:x="0.69965in" svg:y="5.54514in" svg:width="6.32292in" svg:height="1.11111in" presentation:class="object" presentation:placeholder="false">
        <draw:text-box>
          <text:p text:style-name="a145" text:class-names="" text:cond-style-name=""><text:span text:style-name="a144" text:class-names="">Edit Master text styles</text:span></text:p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Fifth le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75" draw:name="Content Placeholder 3" svg:x="7.18924in" svg:y="5.54514in" svg:width="6.32465in" svg:height="1.11111in" presentation:class="object" presentation:placeholder="false">
        <draw:text-box>
          <text:p text:style-name="a161" text:class-names="" text:cond-style-name=""><text:span text:style-name="a160" text:class-names="">Edit Master text styles</text:span></text:p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78" draw:name="Slide Number Placeholder 4" svg:x="6.97743in" svg:y="8.93229in" svg:width="0.25868in" svg:height="0.24826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195">
        <draw:page-thumbnail svg:x="1.25in" svg:y="0.75in" svg:width="5in" svg:height="3.75in" presentation:class="page" draw:id="id3" presentation:style-name="a179" draw:name="Rectangle 1">
          <svg:title/>
          <svg:desc/>
        </draw:page-thumbnail>
        <draw:frame draw:id="id4" presentation:style-name="a194" draw:name="Rectangle 2" svg:x="1in" svg:y="4.75in" svg:width="5.5in" svg:height="4.5in" presentation:class="notes" presentation:placeholder="false">
          <draw:text-box>
            <text:p text:style-name="a181" text:class-names="" text:cond-style-name=""><text:span text:style-name="a180" text:class-names="">Click to edit Master text styles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Second level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6">
      <draw:frame draw:id="id18" presentation:style-name="a200" draw:name="Title 1" svg:x="0.97917in" svg:y="0.56771in" svg:width="12.26736in" svg:height="2.0625in" presentation:class="title" presentation:placeholder="false">
        <draw:text-box>
          <text:p text:style-name="a199" text:class-names="" text:cond-style-name=""><text:span text:style-name="a197" text:class-names="">Click to edit Master title style</text:span><text:span text:style-name="a198" text:class-names=""/></text:p>
        </draw:text-box>
        <svg:title/>
        <svg:desc/>
      </draw:frame>
      <draw:frame draw:id="id19" presentation:style-name="a204" draw:name="Text Placeholder 2" svg:x="0.97917in" svg:y="2.61458in" svg:width="6.01736in" svg:height="1.281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20" presentation:style-name="a220" draw:name="Content Placeholder 3" svg:x="0.97917in" svg:y="3.89583in" svg:width="6.01736in" svg:height="5.7309in" presentation:class="object" presentation:placeholder="false">
        <draw:text-box>
          <text:p text:style-name="a206" text:class-names="" text:cond-style-name=""><text:span text:style-name="a205" text:class-names="">Edit Master text styles</text:span></text:p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224" draw:name="Text Placeholder 4" svg:x="7.19965in" svg:y="2.61458in" svg:width="6.04687in" svg:height="1.28125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</draw:text-box>
        <svg:title/>
        <svg:desc/>
      </draw:frame>
      <draw:frame draw:id="id22" presentation:style-name="a240" draw:name="Content Placeholder 5" svg:x="7.19965in" svg:y="3.89583in" svg:width="6.04687in" svg:height="5.7309in" presentation:class="object" presentation:placeholder="false">
        <draw:text-box>
          <text:p text:style-name="a226" text:class-names="" text:cond-style-name=""><text:span text:style-name="a225" text:class-names="">Edit Master text styles</text:span></text:p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243" draw:name="Slide Number Placeholder 6" svg:x="6.97743in" svg:y="8.93229in" svg:width="0.25868in" svg:height="0.24826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  <presentation:notes style:page-layout-name="pageLayout2" draw:style-name="a260">
        <draw:page-thumbnail svg:x="1.25in" svg:y="0.75in" svg:width="5in" svg:height="3.75in" presentation:class="page" draw:id="id3" presentation:style-name="a244" draw:name="Rectangle 1">
          <svg:title/>
          <svg:desc/>
        </draw:page-thumbnail>
        <draw:frame draw:id="id4" presentation:style-name="a259" draw:name="Rectangle 2" svg:x="1in" svg:y="4.75in" svg:width="5.5in" svg:height="4.5in" presentation:class="notes" presentation:placeholder="false">
          <draw:text-box>
            <text:p text:style-name="a246" text:class-names="" text:cond-style-name=""><text:span text:style-name="a245" text:class-names="">Click to edit Master text styles</text:span></text:p>
            <text:list text:style-name="a249">
              <text:list-item>
                <text:list text:style-name="a249">
                  <text:list-item>
                    <text:p text:style-name="a248" text:class-names="" text:cond-style-name=""><text:span text:style-name="a247" text:class-names="">Second level</text:span></text:p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p text:style-name="a251" text:class-names="" text:cond-style-name=""><text:span text:style-name="a2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p text:style-name="a254" text:class-names="" text:cond-style-name=""><text:span text:style-name="a2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6-titleOnly-Title-Only" style:page-layout-name="pageLayout1" draw:style-name="a261">
      <draw:frame draw:id="id24" presentation:style-name="a265" draw:name="Title 1" svg:x="0.70313in" svg:y="2.83507in" svg:width="12.81424in" svg:height="2.71007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draw:frame draw:id="id25" presentation:style-name="a268" draw:name="Slide Number Placeholder 2" svg:x="6.97743in" svg:y="8.93229in" svg:width="0.25868in" svg:height="0.24826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5in" svg:y="0.75in" svg:width="5in" svg:height="3.75in" presentation:class="page" draw:id="id3" presentation:style-name="a269" draw:name="Rectangle 1">
          <svg:title/>
          <svg:desc/>
        </draw:page-thumbnail>
        <draw:frame draw:id="id4" presentation:style-name="a284" draw:name="Rectangle 2" svg:x="1in" svg:y="4.75in" svg:width="5.5in" svg:height="4.5in" presentation:class="notes" presentation:placeholder="false">
          <draw:text-box>
            <text:p text:style-name="a271" text:class-names="" text:cond-style-name=""><text:span text:style-name="a270" text:class-names="">Click to edit Master text styles</text:span></text:p>
            <text:list text:style-name="a274">
              <text:list-item>
                <text:list text:style-name="a274">
                  <text:list-item>
                    <text:p text:style-name="a273" text:class-names="" text:cond-style-name=""><text:span text:style-name="a272" text:class-names="">Second level</text:span></text:p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p text:style-name="a276" text:class-names="" text:cond-style-name=""><text:span text:style-name="a2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p text:style-name="a279" text:class-names="" text:cond-style-name=""><text:span text:style-name="a2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list text:style-name="a283">
                              <text:list-item>
                                <text:p text:style-name="a282" text:class-names="" text:cond-style-name=""><text:span text:style-name="a2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7-blank-Blank" style:page-layout-name="pageLayout1" draw:style-name="a286">
      <draw:frame draw:id="id26" presentation:style-name="a289" draw:name="Slide Number Placeholder 1" svg:x="6.97743in" svg:y="8.93229in" svg:width="0.25868in" svg:height="0.2482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  <presentation:notes style:page-layout-name="pageLayout2" draw:style-name="a306">
        <draw:page-thumbnail svg:x="1.25in" svg:y="0.75in" svg:width="5in" svg:height="3.75in" presentation:class="page" draw:id="id3" presentation:style-name="a290" draw:name="Rectangle 1">
          <svg:title/>
          <svg:desc/>
        </draw:page-thumbnail>
        <draw:frame draw:id="id4" presentation:style-name="a305" draw:name="Rectangle 2" svg:x="1in" svg:y="4.75in" svg:width="5.5in" svg:height="4.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7">
      <draw:frame draw:id="id27" presentation:style-name="a311" draw:name="Title 1" svg:x="0.97917in" svg:y="0.71181in" svg:width="4.58681in" svg:height="2.4878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28" presentation:style-name="a327" draw:name="Content Placeholder 2" svg:x="6.04688in" svg:y="1.53646in" svg:width="7.19965in" svg:height="7.57986in" presentation:class="object" presentation:placeholder="false">
        <draw:text-box>
          <text:p text:style-name="a313" text:class-names="" text:cond-style-name=""><text:span text:style-name="a312" text:class-names="">Edit Master text styles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331" draw:name="Text Placeholder 3" svg:x="0.97917in" svg:y="3.19965in" svg:width="4.58681in" svg:height="5.92882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30" presentation:style-name="a334" draw:name="Slide Number Placeholder 4" svg:x="6.97743in" svg:y="8.93229in" svg:width="0.25868in" svg:height="0.24826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5in" svg:y="0.75in" svg:width="5in" svg:height="3.75in" presentation:class="page" draw:id="id3" presentation:style-name="a335" draw:name="Rectangle 1">
          <svg:title/>
          <svg:desc/>
        </draw:page-thumbnail>
        <draw:frame draw:id="id4" presentation:style-name="a350" draw:name="Rectangle 2" svg:x="1in" svg:y="4.75in" svg:width="5.5in" svg:height="4.5in" presentation:class="notes" presentation:placeholder="false">
          <draw:text-box>
            <text:p text:style-name="a337" text:class-names="" text:cond-style-name=""><text:span text:style-name="a336" text:class-names="">Click to edit Master text styles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Second level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52">
      <draw:frame draw:id="id31" presentation:style-name="a356" draw:name="Title 1" svg:x="0.97917in" svg:y="0.71181in" svg:width="4.58681in" svg:height="2.4878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32" presentation:style-name="a359" draw:name="Picture Placeholder 2" svg:x="6.04688in" svg:y="1.53646in" svg:width="7.19965in" svg:height="7.57986in" presentation:class="graphic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3" presentation:style-name="a363" draw:name="Text Placeholder 3" svg:x="0.97917in" svg:y="3.19965in" svg:width="4.58681in" svg:height="5.92882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</draw:text-box>
        <svg:title/>
        <svg:desc/>
      </draw:frame>
      <draw:frame draw:id="id34" presentation:style-name="a366" draw:name="Slide Number Placeholder 4" svg:x="6.97743in" svg:y="8.93229in" svg:width="0.25868in" svg:height="0.24826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83">
        <draw:page-thumbnail svg:x="1.25in" svg:y="0.75in" svg:width="5in" svg:height="3.75in" presentation:class="page" draw:id="id3" presentation:style-name="a367" draw:name="Rectangle 1">
          <svg:title/>
          <svg:desc/>
        </draw:page-thumbnail>
        <draw:frame draw:id="id4" presentation:style-name="a382" draw:name="Rectangle 2" svg:x="1in" svg:y="4.75in" svg:width="5.5in" svg:height="4.5in" presentation:class="notes" presentation:placeholder="false">
          <draw:text-box>
            <text:p text:style-name="a369" text:class-names="" text:cond-style-name=""><text:span text:style-name="a368" text:class-names="">Click to edit Master text styles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Second level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4">
      <draw:frame draw:id="id35" presentation:style-name="a388" draw:name="Title 1" svg:x="0.70313in" svg:y="2.83507in" svg:width="12.81424in" svg:height="2.71007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36" presentation:style-name="a405" draw:name="Vertical Text Placeholder 2" svg:x="0.69965in" svg:y="5.54514in" svg:width="12.81424in" svg:height="1.1111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408" draw:name="Slide Number Placeholder 3" svg:x="6.97743in" svg:y="8.93229in" svg:width="0.25868in" svg:height="0.24826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page-thumbnail svg:x="1.25in" svg:y="0.75in" svg:width="5in" svg:height="3.75in" presentation:class="page" draw:id="id3" presentation:style-name="a409" draw:name="Rectangle 1">
          <svg:title/>
          <svg:desc/>
        </draw:page-thumbnail>
        <draw:frame draw:id="id4" presentation:style-name="a424" draw:name="Rectangle 2" svg:x="1in" svg:y="4.75in" svg:width="5.5in" svg:height="4.5in" presentation:class="notes" presentation:placeholder="false">
          <draw:text-box>
            <text:p text:style-name="a411" text:class-names="" text:cond-style-name=""><text:span text:style-name="a410" text:class-names="">Click to edit Master text styles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econd level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list text:style-name="a423">
                              <text:list-item>
                                <text:p text:style-name="a422" text:class-names="" text:cond-style-name=""><text:span text:style-name="a4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6">
      <draw:frame draw:id="id38" presentation:style-name="a430" draw:name="Vertical Title 1" svg:x="10.31424in" svg:y="2.83507in" svg:width="3.20312in" svg:height="3.82118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39" presentation:style-name="a447" draw:name="Vertical Text Placeholder 2" svg:x="0.69965in" svg:y="2.83507in" svg:width="9.44792in" svg:height="3.82118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Fifth le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450" draw:name="Slide Number Placeholder 3" svg:x="6.97743in" svg:y="8.93229in" svg:width="0.25868in" svg:height="0.2482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5in" svg:y="0.75in" svg:width="5in" svg:height="3.75in" presentation:class="page" draw:id="id3" presentation:style-name="a451" draw:name="Rectangle 1">
          <svg:title/>
          <svg:desc/>
        </draw:page-thumbnail>
        <draw:frame draw:id="id4" presentation:style-name="a466" draw:name="Rectangle 2" svg:x="1in" svg:y="4.75in" svg:width="5.5in" svg:height="4.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word</dc:creator>
    <dc:date>2021-03-12T02:42:39Z</dc:date>
    <meta:editing-cycles>1</meta:editing-cycles>
    <meta:editing-duration>PT0S</meta:editing-duration>
    <meta:document-statistic meta:paragraph-count="4" meta:word-count="4"/>
  </office:meta>
</office:document-meta>
</file>